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Bitstream Charter" officeooo:rsid="00110d62" officeooo:paragraph-rsid="00110d62"/>
    </style:style>
    <style:style style:name="P2" style:family="paragraph" style:parent-style-name="Text_20_body">
      <style:text-properties style:font-name="Bitstream Charter"/>
    </style:style>
    <style:style style:name="P3" style:family="paragraph" style:parent-style-name="Text_20_body">
      <style:text-properties style:font-name="Bitstream Charter" officeooo:rsid="00110d62" officeooo:paragraph-rsid="00110d62"/>
    </style:style>
    <style:style style:name="P4" style:family="paragraph" style:parent-style-name="Text_20_body">
      <style:text-properties style:font-name="Bitstream Charter" officeooo:rsid="0014b27b" officeooo:paragraph-rsid="0014b27b"/>
    </style:style>
    <style:style style:name="P5" style:family="paragraph" style:parent-style-name="Text_20_body">
      <style:text-properties style:font-name="Bitstream Charter" officeooo:rsid="001655ca" officeooo:paragraph-rsid="001655ca"/>
    </style:style>
    <style:style style:name="P6" style:family="paragraph" style:parent-style-name="Standard">
      <style:text-properties style:font-name="Bitstream Charter" officeooo:rsid="0011d7b6" officeooo:paragraph-rsid="0017e691"/>
    </style:style>
    <style:style style:name="P7" style:family="paragraph" style:parent-style-name="Standard">
      <style:text-properties style:font-name="Bitstream Charter" officeooo:rsid="0011d7b6" officeooo:paragraph-rsid="0019c863"/>
    </style:style>
    <style:style style:name="P8" style:family="paragraph" style:parent-style-name="Heading_20_1">
      <style:text-properties style:font-name="Bitstream Charter"/>
    </style:style>
    <style:style style:name="P9" style:family="paragraph" style:parent-style-name="Text_20_body" style:list-style-name="L1">
      <style:text-properties style:font-name="Bitstream Charter" officeooo:rsid="00110d62" officeooo:paragraph-rsid="00110d62"/>
    </style:style>
    <style:style style:name="P10" style:family="paragraph" style:parent-style-name="Text_20_body" style:list-style-name="L2">
      <style:text-properties style:font-name="Bitstream Charter" officeooo:rsid="0014b27b" officeooo:paragraph-rsid="0014b27b"/>
    </style:style>
    <style:style style:name="P11" style:family="paragraph" style:parent-style-name="Text_20_body" style:list-style-name="L3">
      <style:text-properties style:font-name="Bitstream Charter" officeooo:rsid="001655ca" officeooo:paragraph-rsid="001655ca"/>
    </style:style>
    <style:style style:name="P12" style:family="paragraph" style:parent-style-name="Text_20_body">
      <style:text-properties style:font-name="Bitstream Charter" officeooo:rsid="001655ca" officeooo:paragraph-rsid="001655ca"/>
    </style:style>
    <style:style style:name="P13" style:family="paragraph" style:parent-style-name="Text_20_body" style:list-style-name="L2">
      <style:text-properties style:font-name="Bitstream Charter" officeooo:rsid="0017e691" officeooo:paragraph-rsid="0017e691"/>
    </style:style>
    <style:style style:name="P14" style:family="paragraph" style:parent-style-name="Text_20_body" style:list-style-name="L3">
      <style:text-properties style:font-name="Bitstream Charter" officeooo:rsid="0019c863" officeooo:paragraph-rsid="0019c863"/>
    </style:style>
    <style:style style:name="P15" style:family="paragraph" style:parent-style-name="Text_20_body">
      <style:text-properties style:font-name="Bitstream Charter" officeooo:rsid="001c4c67" officeooo:paragraph-rsid="001c4c67"/>
    </style:style>
    <style:style style:name="P16" style:family="paragraph" style:parent-style-name="Heading_20_2">
      <style:text-properties style:font-name="Bitstream Charter"/>
    </style:style>
    <style:style style:name="T1" style:family="text">
      <style:text-properties officeooo:rsid="00110d62"/>
    </style:style>
    <style:style style:name="T2" style:family="text">
      <style:text-properties officeooo:rsid="0019c86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ta mapper static web app <text:span text:style-name="T1">documentation</text:span></text:h>
      <text:p text:style-name="P1"/>
      <text:h text:style-name="P16" text:outline-level="2">Phase1-GUI with drawable elements</text:h>
      <text:p text:style-name="P2"/>
      <text:p text:style-name="P3">Requirements:-</text:p>
      <text:list xml:id="list8089985167816911908" text:style-name="L1">
        <text:list-item>
          <text:p text:style-name="P9">Container with draggable input/output structure boxes</text:p>
        </text:list-item>
        <text:list-item>
          <text:p text:style-name="P9">Mechanism to specify input/output files(XML)</text:p>
        </text:list-item>
        <text:list-item>
          <text:p text:style-name="P9">Parse files into structure.</text:p>
        </text:list-item>
        <text:list-item>
          <text:p text:style-name="P9">Identify leaf elements</text:p>
        </text:list-item>
        <text:list-item>
          <text:p text:style-name="P9">Mechanism to connect leaf elements from input to output</text:p>
        </text:list-item>
      </text:list>
      <text:p text:style-name="P4">Incorporated tools/libraries:-</text:p>
      <text:list xml:id="list3037564194482155963" text:style-name="L2">
        <text:list-item>
          <text:p text:style-name="P10">Brackets</text:p>
        </text:list-item>
        <text:list-item>
          <text:p text:style-name="P10">bootstrap</text:p>
        </text:list-item>
        <text:list-item>
          <text:p text:style-name="P10">jQuery/jQeury-ui</text:p>
        </text:list-item>
        <text:list-item>
          <text:p text:style-name="P10">jsPlumb</text:p>
        </text:list-item>
        <text:list-item>
          <text:p text:style-name="P13">backboneJS</text:p>
        </text:list-item>
      </text:list>
      <text:p text:style-name="P4"/>
      <text:p text:style-name="P5">Incorporating d3:-</text:p>
      <text:list xml:id="list6651964808396441285" text:style-name="L3">
        <text:list-item>
          <text:p text:style-name="P11">Started with a bar chart using file loading</text:p>
        </text:list-item>
      </text:list>
      <text:p text:style-name="P6">The containers are to include node elements read by an XML parsing logic, so basically, when an XML file is selected, each container will be appended by text objects and the leaf nodes will be additionally appended with an SVG circle on the right of inputs and on the left of outputs. </text:p>
      <text:p text:style-name="P6"/>
      <text:list xml:id="list103757480280555" text:continue-numbering="true" text:style-name="L3">
        <text:list-item>
          <text:p text:style-name="P11">Implemented draggable <text:span text:style-name="T2">nodes</text:span></text:p>
        </text:list-item>
      </text:list>
      <text:p text:style-name="P7">When a circle is dragged, a line should be extended with the drag and when it is dropped on a leaf node of the opposite container, it should connect with the circle of the dropped node.</text:p>
      <text:list xml:id="list103759137332863" text:continue-numbering="true" text:style-name="L3">
        <text:list-item>
          <text:p text:style-name="P14">Implemented draggable containers</text:p>
        </text:list-item>
      </text:list>
      <text:p text:style-name="P15">Added all the lines to the input container(to make it easier to control them) and updated the line ends during the drag. The drag used “d3.event.dx” and “d3.event.dy” which incremented the current position attributes of the container. When the input was dragged, <text:soft-page-break/>the target ends (x2 and y2) of the lines were decremented and when the output was dragged, the raget ends were incremented. </text:p>
      <text:p text:style-name="P6"/>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20:18:52.966050051</meta:creation-date>
    <dc:date>2016-09-12T10:37:52.611033613</dc:date>
    <meta:editing-duration>PT51M57S</meta:editing-duration>
    <meta:editing-cycles>7</meta:editing-cycles>
    <meta:generator>LibreOffice/5.1.4.2$Linux_X86_64 LibreOffice_project/10m0$Build-2</meta:generator>
    <meta:document-statistic meta:table-count="0" meta:image-count="0" meta:object-count="0" meta:page-count="2" meta:paragraph-count="21" meta:word-count="226" meta:character-count="1366" meta:non-whitespace-character-count="1172"/>
  </office:meta>
</office:document-meta>
</file>